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418" officeooo:paragraph-rsid="000a44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2dc0" officeooo:paragraph-rsid="000d2d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4418" officeooo:paragraph-rsid="000a44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d2dc0" officeooo:paragraph-rsid="000d2dc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bf4d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d2dc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7085" officeooo:paragraph-rsid="000f0bb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d575" officeooo:paragraph-rsid="002dd57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d575" officeooo:paragraph-rsid="0032bad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0e2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be2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f4dc" officeooo:paragraph-rsid="000d2dc0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a4418" officeooo:paragraph-rsid="000a4418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f5aab" officeooo:paragraph-rsid="005f5aab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13d01" officeooo:paragraph-rsid="00613d01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0a4418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269644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160b01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0b98e6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8pt" style:text-underline-style="none" fo:font-weight="normal" officeooo:rsid="00725745" officeooo:paragraph-rsid="00725745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4418" officeooo:paragraph-rsid="000a4418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d2dc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2a2dc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31be0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569d2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569d2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f0bb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d2dc0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8ebd" officeooo:paragraph-rsid="002e8eb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8ebd" officeooo:paragraph-rsid="0031be0d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ff4d8" officeooo:paragraph-rsid="002ff4d8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33d1" officeooo:paragraph-rsid="002ff4d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ea15" officeooo:paragraph-rsid="0021df7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3633" officeooo:paragraph-rsid="003fb13c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65e4" officeooo:paragraph-rsid="000bf4dc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0b98e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26964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2e8" officeooo:paragraph-rsid="001702e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54aeff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f4dc" officeooo:paragraph-rsid="000bf4dc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f5aab" officeooo:paragraph-rsid="005f5aa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2dc0" officeooo:paragraph-rsid="000d2dc0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af97e3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c7ad6a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02a2" officeooo:paragraph-rsid="003b3633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6321" officeooo:paragraph-rsid="00dc5f49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14b1f" officeooo:paragraph-rsid="00dc5f49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26655" officeooo:paragraph-rsid="00dc5f49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d98cf" officeooo:paragraph-rsid="00dc5f49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aae8" officeooo:paragraph-rsid="0015aae8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d35b6d" officeooo:paragraph-rsid="00d35b6d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d674f7" officeooo:paragraph-rsid="00d674f7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0bf4dc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dd575" officeooo:paragraph-rsid="002dd575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98e6" style:font-size-asian="14pt" style:font-size-complex="14pt"/>
    </style:style>
    <style:style style:name="T3" style:family="text">
      <style:text-properties fo:font-size="14pt" officeooo:rsid="000bf4dc" style:font-size-asian="14pt" style:font-size-complex="14pt"/>
    </style:style>
    <style:style style:name="T4" style:family="text">
      <style:text-properties fo:font-size="14pt" officeooo:rsid="000e7085" style:font-size-asian="14pt" style:font-size-complex="14pt"/>
    </style:style>
    <style:style style:name="T5" style:family="text">
      <style:text-properties fo:font-size="14pt" officeooo:rsid="000d2dc0" style:font-size-asian="14pt" style:font-size-complex="14pt"/>
    </style:style>
    <style:style style:name="T6" style:family="text">
      <style:text-properties fo:font-size="14pt" officeooo:rsid="00160b01" style:font-size-asian="14pt" style:font-size-complex="14pt"/>
    </style:style>
    <style:style style:name="T7" style:family="text">
      <style:text-properties fo:font-size="14pt" officeooo:rsid="001702e8" style:font-size-asian="14pt" style:font-size-complex="14pt"/>
    </style:style>
    <style:style style:name="T8" style:family="text">
      <style:text-properties fo:font-size="14pt" officeooo:rsid="001d8256" style:font-size-asian="14pt" style:font-size-complex="14pt"/>
    </style:style>
    <style:style style:name="T9" style:family="text">
      <style:text-properties fo:font-size="14pt" officeooo:rsid="00269644" style:font-size-asian="14pt" style:font-size-complex="14pt"/>
    </style:style>
    <style:style style:name="T10" style:family="text">
      <style:text-properties fo:font-size="14pt" officeooo:rsid="00a99752" style:font-size-asian="14pt" style:font-size-complex="14pt"/>
    </style:style>
    <style:style style:name="T11" style:family="text">
      <style:text-properties fo:font-size="14pt" officeooo:rsid="00d4b133" style:font-size-asian="14pt" style:font-size-complex="14pt"/>
    </style:style>
    <style:style style:name="T12" style:family="text">
      <style:text-properties fo:font-size="14pt" officeooo:rsid="00d68e1f" style:font-size-asian="14pt" style:font-size-complex="14pt"/>
    </style:style>
    <style:style style:name="T13" style:family="text">
      <style:text-properties fo:font-size="14pt" officeooo:rsid="00d87bcb" style:font-size-asian="14pt" style:font-size-complex="14pt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5ee8dd" style:font-size-asian="12.25pt" style:font-size-complex="14pt"/>
    </style:style>
    <style:style style:name="T16" style:family="text">
      <style:text-properties fo:font-size="14pt" officeooo:rsid="005f5aab" style:font-size-asian="12.25pt" style:font-size-complex="14pt"/>
    </style:style>
    <style:style style:name="T17" style:family="text">
      <style:text-properties fo:font-size="14pt" officeooo:rsid="00613d01" style:font-size-asian="12.25pt" style:font-size-complex="14pt"/>
    </style:style>
    <style:style style:name="T18" style:family="text">
      <style:text-properties fo:font-size="14pt" officeooo:rsid="00689288" style:font-size-asian="12.25pt" style:font-size-complex="14pt"/>
    </style:style>
    <style:style style:name="T19" style:family="text">
      <style:text-properties fo:font-size="14pt" officeooo:rsid="00741be8" style:font-size-asian="12.25pt" style:font-size-complex="14pt"/>
    </style:style>
    <style:style style:name="T20" style:family="text">
      <style:text-properties fo:font-size="14pt" officeooo:rsid="00a57a19" style:font-size-asian="12.25pt" style:font-size-complex="14pt"/>
    </style:style>
    <style:style style:name="T21" style:family="text">
      <style:text-properties officeooo:rsid="000d2dc0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d2dc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0e708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b3633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ac012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591f28"/>
    </style:style>
    <style:style style:name="T28" style:family="text">
      <style:text-properties style:text-underline-style="solid" style:text-underline-width="auto" style:text-underline-color="font-color" officeooo:rsid="0058ebe0"/>
    </style:style>
    <style:style style:name="T29" style:family="text">
      <style:text-properties officeooo:rsid="000e7085"/>
    </style:style>
    <style:style style:name="T30" style:family="text">
      <style:text-properties officeooo:rsid="00111d43"/>
    </style:style>
    <style:style style:name="T31" style:family="text">
      <style:text-properties officeooo:rsid="00134cff"/>
    </style:style>
    <style:style style:name="T32" style:family="text">
      <style:text-properties officeooo:rsid="00150345"/>
    </style:style>
    <style:style style:name="T33" style:family="text">
      <style:text-properties officeooo:rsid="001a8003"/>
    </style:style>
    <style:style style:name="T34" style:family="text">
      <style:text-properties officeooo:rsid="001b3e31"/>
    </style:style>
    <style:style style:name="T35" style:family="text">
      <style:text-properties officeooo:rsid="001fea15"/>
    </style:style>
    <style:style style:name="T36" style:family="text">
      <style:text-properties style:text-underline-style="none" fo:font-weight="normal" officeooo:rsid="001fea15" style:font-weight-asian="normal" style:font-weight-complex="normal"/>
    </style:style>
    <style:style style:name="T37" style:family="text">
      <style:text-properties officeooo:rsid="00211510"/>
    </style:style>
    <style:style style:name="T38" style:family="text">
      <style:text-properties officeooo:rsid="00269644"/>
    </style:style>
    <style:style style:name="T39" style:family="text">
      <style:text-properties officeooo:rsid="002e8ebd"/>
    </style:style>
    <style:style style:name="T40" style:family="text">
      <style:text-properties officeooo:rsid="002ff4d8"/>
    </style:style>
    <style:style style:name="T41" style:family="text">
      <style:text-properties officeooo:rsid="0031be0d"/>
    </style:style>
    <style:style style:name="T42" style:family="text">
      <style:text-properties officeooo:rsid="00395e5d"/>
    </style:style>
    <style:style style:name="T43" style:family="text">
      <style:text-properties officeooo:rsid="003ac828"/>
    </style:style>
    <style:style style:name="T44" style:family="text">
      <style:text-properties officeooo:rsid="003b3633"/>
    </style:style>
    <style:style style:name="T45" style:family="text">
      <style:text-properties officeooo:rsid="0043a677"/>
    </style:style>
    <style:style style:name="T46" style:family="text">
      <style:text-properties officeooo:rsid="005333d1"/>
    </style:style>
    <style:style style:name="T47" style:family="text">
      <style:text-properties officeooo:rsid="0054aeff"/>
    </style:style>
    <style:style style:name="T48" style:family="text">
      <style:text-properties officeooo:rsid="006dc2a5"/>
    </style:style>
    <style:style style:name="T49" style:family="text">
      <style:text-properties officeooo:rsid="0077994f"/>
    </style:style>
    <style:style style:name="T50" style:family="text">
      <style:text-properties officeooo:rsid="007e913d"/>
    </style:style>
    <style:style style:name="T51" style:family="text">
      <style:text-properties officeooo:rsid="00952002"/>
    </style:style>
    <style:style style:name="T52" style:family="text">
      <style:text-properties officeooo:rsid="00b21b07"/>
    </style:style>
    <style:style style:name="T53" style:family="text">
      <style:text-properties officeooo:rsid="00b6b16c"/>
    </style:style>
    <style:style style:name="T54" style:family="text">
      <style:text-properties officeooo:rsid="00d2279d"/>
    </style:style>
    <style:style style:name="T55" style:family="text">
      <style:text-properties officeooo:rsid="00577de4"/>
    </style:style>
    <style:style style:name="T56" style:family="text">
      <style:text-properties officeooo:rsid="00426655"/>
    </style:style>
    <style:style style:name="T57" style:family="text">
      <style:text-properties officeooo:rsid="0083f77a"/>
    </style:style>
    <style:style style:name="T58" style:family="text">
      <style:text-properties officeooo:rsid="004ea487"/>
    </style:style>
    <style:style style:name="T59" style:family="text">
      <style:text-properties officeooo:rsid="00dc5f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3">Logiciel de gestion <text:span text:style-name="T46">et d’analyse pour</text:span> <text:span text:style-name="T46">parc botanique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/>
      <text:p text:style-name="P23">GROS JEREMY</text:p>
      <text:p text:style-name="P2"/>
      <text:p text:style-name="P2"><text:soft-page-break/>SOMMAIRE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/ Présentation du projet</text:p>
      <text:p text:style-name="P7">II/ Description<text:span text:style-name="T21">s</text:span> fonctionnelles</text:p>
      <text:p text:style-name="P15"><text:tab/><text:span text:style-name="T5">A) Fonction principale</text:span></text:p>
      <text:p text:style-name="P44"><text:tab/>B) Outils de modélisation graphique des données environnementales</text:p>
      <text:p text:style-name="P44"><text:tab/>C) Gestion du parc botanique</text:p>
      <text:p text:style-name="P44"><text:tab/>D) Conditions environnementales</text:p>
      <text:p text:style-name="P49"><text:tab/><text:span text:style-name="T47">E</text:span>) Gestion des personnes responsables</text:p>
      <text:p text:style-name="P49"><text:tab/><text:span text:style-name="T47">F</text:span>) Alertes<text:tab/></text:p>
      <text:p text:style-name="P10">III/ Contraintes</text:p>
      <text:p text:style-name="P35"><text:tab/>A) Données environnementales</text:p>
      <text:p text:style-name="P35"><text:tab/>B) Taille des zones</text:p>
      <text:p text:style-name="P41"><text:tab/>C) Flexibilité des valeurs attendues</text:p>
      <text:p text:style-name="P42"><text:tab/>D) Matériel nécessaire pour la mise en place du logiciel</text:p>
      <text:p text:style-name="P14">IV/Étude de faisabilité</text:p>
      <text:p text:style-name="P12">V/ Amélioration <text:span text:style-name="T45">future </text:span>du logicie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 / Présentation du <text:span text:style-name="T29">projet</text:span></text:p>
      <text:p text:style-name="P24"/>
      <text:p text:style-name="P16"><text:tab/><text:span text:style-name="T15">Dans le cadre </text:span><text:span text:style-name="T16">de </text:span><text:span text:style-name="T18">ma</text:span><text:span text:style-name="T16"> licence 3 informatique, j’ai eu l’opportunité de concevoir un logiciel à partir d’une simple idée dont on m’en a laiss</text:span><text:span text:style-name="T19">é</text:span><text:span text:style-name="T16"> la liberté.</text:span></text:p>
      <text:p text:style-name="P17"><text:span text:style-name="T14">J’ai donc décid</text:span><text:span text:style-name="T19">é</text:span><text:span text:style-name="T14"> de résoudre un des problèmes de la vie d’aujourd’hui concernant les petits producteurs agricoles ou les particulier</text:span><text:span text:style-name="T19">s</text:span><text:span text:style-name="T14"> possédant un petit jardin </text:span><text:span text:style-name="T17">pour un moindre coût.</text:span></text:p>
      <text:p text:style-name="P18"><text:span text:style-name="T14">Ce projet e</text:span><text:span text:style-name="T19">s</text:span><text:span text:style-name="T14">t tout à fait fiable pour de plus grands agriculteurs, ou des gérants de parc botanique </text:span><text:span text:style-name="T20">c’est-à-dire </text:span><text:span text:style-name="T14">espace vert.</text:span></text:p>
      <text:p text:style-name="P51"/>
      <text:p text:style-name="P20"><text:tab/><text:span text:style-name="T1">Gérer un parc botanique </text:span><text:span text:style-name="T2">n</text:span><text:span text:style-name="T1">'est pas simple. Il possède souvent des espèces </text:span><text:span text:style-name="T2">végéta</text:span><text:span text:style-name="T3">les</text:span><text:span text:style-name="T2"> de tout genre</text:span><text:span text:style-name="T1"> , et oblige à faire évoluer celle</text:span><text:span text:style-name="T2">s</text:span><text:span text:style-name="T1">-ci dans un environnement </text:span><text:span text:style-name="T2">bien </text:span><text:span text:style-name="T1">précis </text:span><text:span text:style-name="T8">et souvent différent suivant les espèces</text:span><text:span text:style-name="T1">. </text:span></text:p>
      <text:p text:style-name="P20"><text:span text:style-name="T1">Plusieurs critères environnementaux sont à respecter. Par exemple , la température et l'humidité ambiante sont à maintenir à un niveau précis suivant les espèces. Mais aussi l'humidité du sol et la luminosité.</text:span></text:p>
      <text:p text:style-name="P45"/>
      <text:p text:style-name="P19"><text:span text:style-name="T1">Tou</text:span><text:span text:style-name="T4">s</text:span><text:span text:style-name="T1"> ces critères </text:span><text:span text:style-name="T2">ne </text:span><text:span text:style-name="T1">sont pas forc</text:span><text:span text:style-name="T4">é</text:span><text:span text:style-name="T1">ment évident</text:span><text:span text:style-name="T4">s</text:span><text:span text:style-name="T1"> à respecter pour </text:span><text:span text:style-name="T2">certaines</text:span><text:span text:style-name="T1"> espèces.</text:span></text:p>
      <text:p text:style-name="P45"/>
      <text:p text:style-name="P62"><text:span text:style-name="T1">De nos jours la vérification se fait manuellement avec des thermomètres, </text:span><text:span text:style-name="T6">hygromètre</text:span><text:span text:style-name="T9">s</text:span><text:span text:style-name="T6"> etc …</text:span></text:p>
      <text:p text:style-name="P62"><text:span text:style-name="T6"/></text:p>
      <text:p text:style-name="P63"><text:span text:style-name="T6">L</text:span><text:span text:style-name="T1">es logiciels déjà existant ne s’occupe que de l’analyse d’une donnée. </text:span><text:span text:style-name="T11">Par exemple, pour la qualité de l’eau, de l’air.</text:span></text:p>
      <text:p text:style-name="P63"><text:span text:style-name="T11"/></text:p>
      <text:p text:style-name="P64"><text:span text:style-name="T11">I</text:span><text:span text:style-name="T1">l existe aussi des dispositifs électrique pe</text:span><text:span text:style-name="T13">rmettant de récupérer périodiquement les données environnementales d’un environnement proche à celui-ci. </text:span></text:p>
      <text:p text:style-name="P45"/>
      <text:p text:style-name="P21"><text:span text:style-name="T1">L'objectif est donc de </text:span><text:span text:style-name="T6">centraliser cette analyse </text:span><text:span text:style-name="T1">par le biais d'un logiciel </text:span><text:span text:style-name="T6">en spécifiant </text:span><text:span text:style-name="T1">chaque zone </text:span><text:span text:style-name="T6">à analyser</text:span><text:span text:style-name="T1"> pour étudier l'environnement, et donc de pouvoir réajuster </text:span><text:span text:style-name="T6">si besoin</text:span><text:span text:style-name="T1"> les différents critères cité</text:span><text:span text:style-name="T4">s</text:span><text:span text:style-name="T1"> plus haut </text:span><text:span text:style-name="T6">par l’action de d’homme</text:span><text:span text:style-name="T1">.</text:span></text:p>
      <text:p text:style-name="P46"/>
      <text:p text:style-name="P47">Cela pourra permettre de réduire potentiellement le volume d'eau utilisé pour l'arrosage, <text:span text:style-name="T38">et de suivre minutieusement l’environnement dans lesquels évoluent les végétaux.</text:span></text:p>
      <text:p text:style-name="P46"/>
      <text:p text:style-name="P22"><text:span text:style-name="T1">Les milieux </text:span><text:span text:style-name="T10">concernés</text:span><text:span text:style-name="T1"> par ce procédé </text:span><text:span text:style-name="T7">sont tous les espaces verts possibles.</text:span></text:p>
      <text:p text:style-name="P48">En effet , le logiciel ne s’occupe que de l’analyse et du déclenchement d’alerte suivant les données attendues <text:span text:style-name="T54">saisies</text:span> par l’utilisateur.</text:p>
      <text:p text:style-name="P4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II/ Description<text:span text:style-name="T21">s</text:span> fonctionnelles</text:p>
      <text:p text:style-name="P6"/>
      <text:p text:style-name="P25"><text:tab/><text:span text:style-name="T49">Le logiciel « JardiGestion »</text:span> a plusieurs fonctionnalités qui seront <text:span text:style-name="T29">citées et décrites plus bas.</text:span></text:p>
      <text:p text:style-name="P25"/>
      <text:p text:style-name="P25"/>
      <text:p text:style-name="P25"><text:tab/><text:span text:style-name="T23">A ) Fonction principal</text:span><text:span text:style-name="T26">e</text:span></text:p>
      <text:p text:style-name="P26"><text:tab/><text:tab/></text:p>
      <text:p text:style-name="P26"><text:tab/><text:tab/>La fonction principal<text:span text:style-name="T29">e</text:span> de ce logiciel est donc d'analyser les <text:span text:style-name="T21">conditions</text:span> <text:tab/>environnemental<text:span text:style-name="T29">es</text:span> du parc, par la décomposition en zone si nécessaire, dans le <text:tab/>cas o<text:span text:style-name="T29">ù</text:span> celui-ci serait d'une taille trop grande.</text:p>
      <text:p text:style-name="P25"/>
      <text:p text:style-name="P26"><text:span text:style-name="T21"><text:tab/></text:span><text:span text:style-name="T23">B) Outils de modélisation graphique des données environnemental</text:span><text:span text:style-name="T24">es</text:span></text:p>
      <text:p text:style-name="P26"><text:tab/><text:tab/></text:p>
      <text:p text:style-name="P28"><text:tab/><text:tab/>Il est possible d'obtenir une représentation graphique des données <text:tab/>suivant le temps ( température, humidité etc …) <text:span text:style-name="T21">d’un type de données</text:span>, <text:span text:style-name="T21">celui-ci<text:tab/>étant de la forme de courbes superposées montrant les données <text:tab/>environnementales voulues et celles de l'environnement réel.</text:span></text:p>
      <text:p text:style-name="P25"/>
      <text:p text:style-name="P25"><text:tab/><text:span text:style-name="T23">C) Gestion du parc botanique</text:span></text:p>
      <text:p text:style-name="P25"/>
      <text:p text:style-name="P53"><text:tab/><text:tab/>Il sera possible d'ajouter de nouvelles zones, les modifier, ou <text:span text:style-name="T21">de </text:span>les <text:tab/><text:tab/>supprimer.</text:p>
      <text:p text:style-name="P53"><text:tab/>Une zone <text:span text:style-name="T52">possédera toutes les données de bases.</text:span></text:p>
      <text:p text:style-name="P25"/>
      <text:p text:style-name="P25"><text:tab/>Chaque zone aura les mêmes capteurs, il n'est pas possible de choisir les <text:tab/>capteurs que l'on souhaite <text:span text:style-name="T30">y </text:span>mettre.</text:p>
      <text:p text:style-name="P25"/>
      <text:p text:style-name="P25"><text:tab/><text:span text:style-name="T23">D) Conditions environnementales</text:span></text:p>
      <text:p text:style-name="P25"/>
      <text:p text:style-name="P25"><text:tab/><text:tab/>Il est possible de définir des conditions environnemental<text:span text:style-name="T29">es</text:span> <text:span text:style-name="T21">par</text:span> zone <text:tab/><text:span text:style-name="T21">avec une certaine flexibilité au niveau des valeurs que celle-ci doit respecter.</text:span></text:p>
      <text:p text:style-name="P27"><text:tab/>Dans le cas ou l'environnement de la zone, ne respecterai<text:span text:style-name="T29">t</text:span> pas <text:span text:style-name="T21">l'environnement <text:tab/>défini, une alerte sera envoyée par émail aux personnes responsables de la <text:tab/>zone.</text:span></text:p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30"><text:tab/><text:span text:style-name="T27">E</text:span><text:span text:style-name="T24">) Gestion des personnes responsables</text:span></text:p>
      <text:p text:style-name="P33"><text:tab/><text:tab/></text:p>
      <text:p text:style-name="P33"><text:tab/><text:tab/>Il est alors possible de pouvoir gérer les personnes responsables, en <text:tab/>ajoutant leur<text:span text:style-name="T29">s</text:span> coordonnées ( nom , prénom , émail).</text:p>
      <text:p text:style-name="P33"/>
      <text:p text:style-name="P33"><text:tab/><text:span text:style-name="T31">Il sera possible d’ajouter plusieurs personnes ayant un même nom et prénom, <text:tab/>mais l’adresse mail doit être différente pour chacune de ces personnes.</text:span></text:p>
      <text:p text:style-name="P33"/>
      <text:p text:style-name="P25"><text:tab/><text:span text:style-name="T28">F</text:span><text:span text:style-name="T24">) Alertes</text:span></text:p>
      <text:p text:style-name="P32"><text:tab/><text:tab/></text:p>
      <text:p text:style-name="P32"><text:tab/><text:tab/>Le logiciel, <text:s/>pourra <text:span text:style-name="T53">automatiquement </text:span>alerter par mail les personnes <text:tab/>responsables d<text:span text:style-name="T33">e la zone concernée</text:span> pour les prévenir d'un comportement <text:tab/>environnemental anormal. Dans le cas échéant un journal des événements sera <text:tab/>maintenu, regroupant tous les comportement<text:span text:style-name="T50">s</text:span> anormaux.</text:p>
      <text:p text:style-name="P32"/>
      <text:p text:style-name="P32"><text:tab/><text:span text:style-name="T32">La ou les personnes du dispositif seront capables d’ajouter des types d’alerte,</text:span></text:p>
      <text:p text:style-name="P32"><text:tab/><text:span text:style-name="T32">constituant le message à envoyer en cas d’alerte dans le cas ou un relevé <text:tab/>periodique ne correspondrait pas à la valeur attendue.</text:span></text:p>
      <text:p text:style-name="P32"/>
      <text:p text:style-name="P32"><text:tab/><text:span text:style-name="T51">Dans le cas où une donnée n’a pas de valeur de référence ( valeur attendue <text:tab/>saisie renseignée par l’utilisateur ) , un émail sera envoyé aux responsables de <text:tab/>la zone en question expliquant qu’aucune analyse n’est possible pour la période <text:tab/>des données non renseignées. </text:span></text:p>
      <text:p text:style-name="P27"/>
      <text:p text:style-name="P31"/>
      <text:p text:style-name="P34"><text:span text:style-name="T22">III/ Contraintes</text:span> </text:p>
      <text:p text:style-name="P34"><text:tab/></text:p>
      <text:p text:style-name="P34"><text:tab/><text:span text:style-name="T22">A) Données environnementales</text:span></text:p>
      <text:p text:style-name="P32"><text:tab/><text:tab/></text:p>
      <text:p text:style-name="P32"><text:tab/><text:tab/>Le logiciel ne s'occupe pas de la partie récupération des données <text:tab/>environnemental<text:span text:style-name="T34">es</text:span>, mais tout est prévu pour les intégrer facilement et <text:tab/>rapidement à celui-ci. <text:span text:style-name="T34">Il faudra alors que l’utilisateur se procure un dispositif <text:tab/>s’occupant du remplissages des relevés periodiques.</text:span></text:p>
      <text:p text:style-name="P31"/>
      <text:p text:style-name="P31"/>
      <text:p text:style-name="P31"/>
      <text:p text:style-name="P31"/>
      <text:p text:style-name="P31"/>
      <text:p text:style-name="P31"><text:soft-page-break/><text:tab/><text:span text:style-name="T24">B) Taille des zones</text:span></text:p>
      <text:p text:style-name="P36"><text:tab/><text:tab/></text:p>
      <text:p text:style-name="P25"><text:tab/><text:tab/><text:span text:style-name="T29">Pour une meilleure précision des données, il est recommandé de faire <text:tab/>des petites zones, permettant alors d'obtenir une précision sur l'environnement <text:tab/>étudié.</text:span></text:p>
      <text:p text:style-name="P25"/>
      <text:p text:style-name="P50"><text:span text:style-name="T36"><text:tab/></text:span><text:span text:style-name="T35">C) Flexibilité des valeurs attendues</text:span></text:p>
      <text:p text:style-name="P50"/>
      <text:p text:style-name="P55"><text:tab/><text:tab/><text:span text:style-name="T37">Lors de la définition des valeurs attendues des appareils mis en place <text:tab/>dans chaque zone, l’utilisateur aura la possibilité de définir une marge <text:tab/>permettant de ne pas prendre en considération les petits de changements <text:tab/>climatiques de l’environnement.</text:span></text:p>
      <text:p text:style-name="P25"/>
      <text:p text:style-name="P25"/>
      <text:p text:style-name="P25"/>
      <text:p text:style-name="P25"><text:tab/><text:span text:style-name="T25">D) Matériel nécessaire pour la mise en place du logiciel</text:span></text:p>
      <text:p text:style-name="P25"/>
      <text:p text:style-name="P25"><text:tab/><text:tab/><text:span text:style-name="T44">L’utilisateur aura besoin d’un ordinateur pour utiliser le logiciel.</text:span></text:p>
      <text:p text:style-name="P25"><text:tab/><text:span text:style-name="T44">Dans le cas où celui-ci n’a pas le matériel suffisant, un appareil pourra être <text:tab/>vendu satisfaisant les conditions nécessaires pour le bon fonctionnement du <text:tab/>logiciel, il sera entièrement configuré et prêt à l’emploi.</text:span></text:p>
      <text:p text:style-name="P65"/>
      <text:p text:style-name="P13">IV/Étude de faisabilité</text:p>
      <text:p text:style-name="P25"/>
      <text:p text:style-name="P43"><text:tab/>Aucun matériel spécifique n’est nécessaire pour l’aboutissement du logiciel.</text:p>
      <text:p text:style-name="P57">Seul <text:span text:style-name="T48">mon </text:span>matériel ( ordinateur, <text:span text:style-name="T43">table, tableau</text:span>) est nécessaire pour mener à bien le développement <text:span text:style-name="T42">du logiciel. Aucune formation supplémentaire n’est nécessaire pour réaliser le projet.</text:span></text:p>
      <text:p text:style-name="P57"/>
      <text:p text:style-name="P59"><text:span text:style-name="T59">Le</text:span> langage informatique utilisé est le Java. <text:span text:style-name="T56">L</text:span>’interface graphique sera réalisée <text:span text:style-name="T56">en javaFx , en utilisant le format FXML propre à la librairie graphique. Le logiciel une fois fini devra être multi plateforme, à la fois compatible avec Linux et Windows.</text:span></text:p>
      <text:p text:style-name="P60"><text:s/></text:p>
      <text:p text:style-name="P61">Pour la persistance des données du logiciel, il sera utilisé le Système de Gestion de base de données (SGBD) SQLite, de part de <text:span text:style-name="T57">s</text:span>a simplicité et <text:span text:style-name="T58">le fait de pouvoir stocker les données dans un fichier de base de données ce qui correspond tout à fait au besoin du projet.</text:span></text:p>
      <text:p text:style-name="P58"/>
      <text:p text:style-name="P58">Pour l’envoi des mails le protocole utilisé sera le SMTP <text:span text:style-name="T55">avec connexion TLS pour la sécurisation des mails.</text:span></text:p>
      <text:p text:style-name="P25"/>
      <text:p text:style-name="P11"/>
      <text:p text:style-name="P11"/>
      <text:p text:style-name="P11"/>
      <text:p text:style-name="P11"><text:soft-page-break/>V/ Amélioration <text:span text:style-name="T45">future </text:span>du logiciel</text:p>
      <text:p text:style-name="P25"><text:tab/></text:p>
      <text:p text:style-name="P29"><text:tab/><text:span text:style-name="T39">Dû à un temps de développement très cours seuls les fonctionnalités principales seront ajoutées. Par la suite une maintenance du logiciel sera faite et d’autre versions apparaîtront. </text:span></text:p>
      <text:p text:style-name="P38">Ces fonctionnalités ne sont pas précisées dans le cahier des charges.</text:p>
      <text:p text:style-name="P37">Elles permettront <text:span text:style-name="T41">entre autres </text:span>d’améliorer l’ergonomie du logiciel <text:span text:style-name="T40">pour y faciliter son utilisation.</text:span></text:p>
      <text:p text:style-name="P39">Par exemple, pour la saisie des données attendu, et la comparaison des données.</text:p>
      <text:p text:style-name="P39">Il y aura la possibilité de faire des statistiques, de définir des « macro » permettant de saisir les données plus rapidement etc...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7T23:07:06.759000000</meta:creation-date>
    <dc:date>2017-04-14T19:51:52.300904925</dc:date>
    <meta:editing-duration>PT4H12M33S</meta:editing-duration>
    <meta:editing-cycles>188</meta:editing-cycles>
    <meta:generator>LibreOffice/5.1.6.2$Linux_X86_64 LibreOffice_project/10m0$Build-2</meta:generator>
    <meta:document-statistic meta:table-count="0" meta:image-count="0" meta:object-count="0" meta:page-count="7" meta:paragraph-count="85" meta:word-count="1146" meta:character-count="7583" meta:non-whitespace-character-count="6409"/>
  </office:meta>
</office:document-meta>
</file>